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fo:font-style="italic"/>
    </style:style>
    <style:style style:name="T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fo:font-style="italic"/>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fo:font-style="italic"/>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fo:font-style="italic"/>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fo:font-style="italic"/>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fo:font-style="italic"/>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fo:font-style="italic"/>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fo:font-style="italic"/>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fo:font-style="italic"/>
    </style:style>
    <style:style style:name="T24"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Consumer Goods Adhoc Insights</text:span></text:p>
      <text:p text:style-name="P1"><text:span text:style-name="T2"/></text:p>
      <text:p text:style-name="P2"><text:span text:style-name="T2">Business Problem</text:span><text:span text:style-name="T3"/></text:p>
      <text:p text:style-name="P2"><text:span text:style-name="T3">Atliq Hardware (imaginary company) is one of the leading computer hardware producers in India and well expanded in other countries too. However, the management noticed that they do not get enough insights to make quick and smart data-informed decisions.The company is currently facing several business challenges related to analyzing its sales and product data, understanding market trends, and optimizing its operations.</text:span></text:p>
      <text:p text:style-name="P2"><text:span text:style-name="T4">Key Focused Area</text:span></text:p>
      <text:list text:style-name="L3">
        <text:list-item>
          <text:p text:style-name="P3"><text:span text:style-name="T5">Product Performance Analysis</text:span></text:p>
        </text:list-item>
        <text:list-item>
          <text:p text:style-name="P3"><text:span text:style-name="T5">Segment Analysis/Segment Growth</text:span></text:p>
        </text:list-item>
        <text:list-item>
          <text:p text:style-name="P3"><text:span text:style-name="T5">Cost Optimization</text:span></text:p>
        </text:list-item>
        <text:list-item>
          <text:p text:style-name="P3"><text:span text:style-name="T5">Sales Performance Tracking</text:span></text:p>
        </text:list-item>
      </text:list>
      <text:p text:style-name="P4"><text:span text:style-name="T5"/></text:p>
      <text:p text:style-name="P4"><text:span text:style-name="T6">Note: We will utilize SQL queries for analysis and Python libraries for visualization to analyze trends and gain insights into this business problem.</text:span></text:p>
      <text:p text:style-name="P4"><text:span text:style-name="T6"/></text:p>
      <text:p text:style-name="P4"><text:span text:style-name="T7">Analysis</text:span><text:span text:style-name="T8"/></text:p>
      <text:p text:style-name="P4"><text:span text:style-name="T8">1) Provide the list of markets in which customer "Atliq Exclusive" operates its<text:s text:c="3"/>business in the APAC region.</text:span></text:p>
      <text:p text:style-name="P5"><draw:frame text:anchor-type="as-char" svg:width="49.74mm" svg:height="63.92mm" style:rel-width="scale" style:rel-height="scale"><draw:object-ole xlink:href="OleObj1"/><draw:image xlink:href="ObjectReplacements/OleObj1"/></draw:frame><text:span text:style-name="T8"/></text:p>
      <text:p text:style-name="P5"><text:span text:style-name="T8">2) What is the percentage of unique product increase in 2021 vs. 2020? The final output contains these fields,unique_products_2020,unique_products_2021,percentage_chg.</text:span></text:p>
      <text:p text:style-name="P5"><draw:frame text:anchor-type="as-char" svg:width="147.74mm" svg:height="125.94mm" style:rel-width="scale" style:rel-height="scale"><draw:object-ole xlink:href="OleObj2"/><draw:image xlink:href="ObjectReplacements/OleObj2"/></draw:frame><text:span text:style-name="T8"/></text:p>
      <text:p text:style-name="P5"><draw:frame text:anchor-type="as-char" svg:width="152.40mm" svg:height="73.45mm" style:rel-width="scale" style:rel-height="scale"><draw:object-ole xlink:href="OleObj3"/><draw:image xlink:href="ObjectReplacements/OleObj3"/></draw:frame><text:span text:style-name="T8"/></text:p>
      <text:p text:style-name="P5"><text:span text:style-name="T9">Observation</text:span><text:span text:style-name="T10"/></text:p>
      <text:p text:style-name="P5"><text:span text:style-name="T10">The table shows the change in product counts from 2020 to 2021 (productcount_2020 to productcount_2021). Products like "AQ Smash 2", "AQ Zion Saga", "AQ Pen Drive DRC", "AQ Clx2", and "AQ Electron 4 3600 Desktop Processor" experienced a significant increase in counts (200% to 500%). Conversely, products like "AQ Aspiron", "AQ Mforce Gen X", "AQ Gamer 1", and "AQ LION x1" experienced a decrease in counts (-57% to -25%).</text:span></text:p>
      <text:p text:style-name="P5"><text:span text:style-name="T10">Some products, such as "AQ Gen X" and "AQ Home Allin1", maintained relatively stable performance with moderate growth (100% to 14%). This could indicate consistent demand or market presence for these products across both years.</text:span></text:p>
      <text:p text:style-name="P5"><text:span text:style-name="T10"/></text:p>
      <text:p text:style-name="P5"><text:span text:style-name="T10">3) Provide a report with all the unique product counts for each segment and sort them in descending order of product counts. The final output contains 2 fields, segment, product_count.</text:span></text:p>
      <text:p text:style-name="P5"><draw:frame text:anchor-type="as-char" svg:width="80.86mm" svg:height="55.03mm" style:rel-width="scale" style:rel-height="scale"><draw:object-ole xlink:href="OleObj4"/><draw:image xlink:href="ObjectReplacements/OleObj4"/></draw:frame><text:span text:style-name="T10"/></text:p>
      <text:p text:style-name="P5"><draw:frame text:anchor-type="as-char" svg:width="152.40mm" svg:height="106.26mm" style:rel-width="scale" style:rel-height="scale"><draw:object-ole xlink:href="OleObj5"/><draw:image xlink:href="ObjectReplacements/OleObj5"/></draw:frame><text:span text:style-name="T10"/></text:p>
      <text:p text:style-name="P5"><text:span text:style-name="T11">Observation</text:span><text:span text:style-name="T12"/></text:p>
      <text:p text:style-name="P5"><text:span text:style-name="T12">The table shows the distribution of products across different segments. Each segment represents a classification of products based on their characteristics or usage. </text:span></text:p>
      <text:p text:style-name="P5"><text:span text:style-name="T12">"Accessories" and "Peripherals" segments have the highest total unique products, suggesting that these segments may encompass a wide range of products within specific category. On the other hand, "Networking" and "Desktop "segment have less number of products, suggesting that the company may have a limited but specific range of networking-related products.</text:span></text:p>
      <text:p text:style-name="P5"><text:span text:style-name="T12"/></text:p>
      <text:p text:style-name="P5"><text:span text:style-name="T12">4) Follow-up: Which segment had the most increase in unique products in 2021 vs 2020? The final output contains these fields, segment, product_count_2020,product_count_2021,difference.</text:span></text:p>
      <text:p text:style-name="P5"><draw:frame text:anchor-type="as-char" svg:width="147.11mm" svg:height="51.22mm" style:rel-width="scale" style:rel-height="scale"><draw:object-ole xlink:href="OleObj6"/><draw:image xlink:href="ObjectReplacements/OleObj6"/></draw:frame><text:span text:style-name="T12"/></text:p>
      <text:p text:style-name="P5"><text:span text:style-name="T13">Observation</text:span><text:span text:style-name="T14"/></text:p>
      <text:p text:style-name="P5"><text:span text:style-name="T14">"Accessories" segment increased by 6 products, "Peripherals" by 5 products. This growth indicates potential expansion or diversification within these segments, suggesting increased market demand or product innovation.</text:span></text:p>
      <text:p text:style-name="P5"><text:span text:style-name="T14"/></text:p>
      <text:p text:style-name="P5"><text:span text:style-name="T14">"Notebook and "Desktop" segment increased by only 2 products, while the "Storage" and "Networking" segments each increased by 1 product. This stability may indicate consistent market demand or a balanced product portfolio within these segments.</text:span></text:p>
      <text:p text:style-name="P5"><text:span text:style-name="T14"/></text:p>
      <text:p text:style-name="P5"><text:span text:style-name="T14">5) Get the products that have the highest and lowest manufacturing costs.The final output should contain these fields, product_code, product, manufacturing_cost.</text:span></text:p>
      <text:p text:style-name="P5"><draw:frame text:anchor-type="as-char" svg:width="132.50mm" svg:height="37.25mm" style:rel-width="scale" style:rel-height="scale"><draw:object-ole xlink:href="OleObj7"/><draw:image xlink:href="ObjectReplacements/OleObj7"/></draw:frame><text:span text:style-name="T14"/></text:p>
      <text:p text:style-name="P5"><text:span text:style-name="T14"/></text:p>
      <text:p text:style-name="P5"><text:span text:style-name="T14">6) Generate a report that contains the top 5 customers who received an average high pre_invoice_discount_pct for the fiscal year 2021 and in the Indian market. The final output contains these fields,customer_code, customer,average_discount_percentage.</text:span></text:p>
      <text:p text:style-name="P5"><draw:frame text:anchor-type="as-char" svg:width="101.18mm" svg:height="43.82mm" style:rel-width="scale" style:rel-height="scale"><draw:object-ole xlink:href="OleObj8"/><draw:image xlink:href="ObjectReplacements/OleObj8"/></draw:frame><text:span text:style-name="T14"/></text:p>
      <text:p text:style-name="P5"><draw:frame text:anchor-type="as-char" svg:width="152.40mm" svg:height="103.93mm" style:rel-width="scale" style:rel-height="scale"><draw:object-ole xlink:href="OleObj9"/><draw:image xlink:href="ObjectReplacements/OleObj9"/></draw:frame><text:span text:style-name="T14"/></text:p>
      <text:p text:style-name="P5"><text:span text:style-name="T15">Observation</text:span><text:span text:style-name="T16"/></text:p>
      <text:p text:style-name="P5"><text:span text:style-name="T16">The data indicates that Flipkart, Croma, Viveks, Ezone, and Amazon received the highest average pre-invoice discount percentages in 2021. This suggests that these customers may have negotiated or qualified for higher discounts compared to other customers.</text:span></text:p>
      <text:p text:style-name="P5"><text:span text:style-name="T16"/></text:p>
      <text:p text:style-name="P5"><text:span text:style-name="T16">7)<text:s text:c="2"/>Get the complete report of the Gross sales amount for the customer “Atliq Exclusive” for each month. This analysis helps to get an idea of low and high-performing months and take strategic decisions.The final report contains these columns: Month, Year, Gross sales Amount.</text:span></text:p>
      <text:p text:style-name="P5"><draw:frame text:anchor-type="as-char" svg:width="92.50mm" svg:height="98.00mm" style:rel-width="scale" style:rel-height="scale"><draw:object-ole xlink:href="OleObj10"/><draw:image xlink:href="ObjectReplacements/OleObj10"/></draw:frame><text:span text:style-name="T16"/></text:p>
      <text:p text:style-name="P5"><draw:frame text:anchor-type="as-char" svg:width="152.40mm" svg:height="75.57mm" style:rel-width="scale" style:rel-height="scale"><draw:object-ole xlink:href="OleObj11"/><draw:image xlink:href="ObjectReplacements/OleObj11"/></draw:frame><text:span text:style-name="T16"/></text:p>
      <text:p text:style-name="P5"><text:span text:style-name="T17">Observation</text:span><text:span text:style-name="T18"/></text:p>
      <text:p text:style-name="P5"><text:span text:style-name="T18">Overall, there appears to be a substantial increase in gross sales from 2020 to 2021. In most months, the gross sales for 2021 are notably higher compared to the same months in 2020. This suggests a positive trend in sales performance year-over-year.The month of November stand out as particularly strong performer in terms of gross sales in both 2020 and 2021 due to festive season.</text:span></text:p>
      <text:p text:style-name="P5"><text:span text:style-name="T18">we can observe that the months from March to June in 2021 experienced substantial growth compared to the same period in 2020.</text:span></text:p>
      <text:p text:style-name="P5"><text:span text:style-name="T18">The data may also reflect the impact of external factors such as the COVID-19 pandemic. It's possible that changes in consumer behavior, shifts to online shopping, or economic stimulus measures contributed to the overall increase in gross sales observed in 2021 compared to 2020.</text:span></text:p>
      <text:p text:style-name="P5"><text:span text:style-name="T18"/></text:p>
      <text:p text:style-name="P5"><text:span text:style-name="T18">8) In which quarter of 2020, got the maximum total_sold_quantity? The final output contains these fields sorted by the total_sold_quantity, Quarter, total_sold_quantity.</text:span></text:p>
      <text:p text:style-name="P5"><draw:frame text:anchor-type="as-char" svg:width="105.20mm" svg:height="40.64mm" style:rel-width="scale" style:rel-height="scale"><draw:object-ole xlink:href="OleObj12"/><draw:image xlink:href="ObjectReplacements/OleObj12"/></draw:frame><text:span text:style-name="T18"/></text:p>
      <text:p text:style-name="P5"><draw:frame text:anchor-type="as-char" svg:width="152.40mm" svg:height="131.66mm" style:rel-width="scale" style:rel-height="scale"><draw:object-ole xlink:href="OleObj13"/><draw:image xlink:href="ObjectReplacements/OleObj13"/></draw:frame><text:span text:style-name="T18"/></text:p>
      <text:p text:style-name="P5"><text:span text:style-name="T19">Observation</text:span><text:span text:style-name="T20"/></text:p>
      <text:p text:style-name="P5"><text:span text:style-name="T20">The data shows the total sold quantities for each quarter, with Q4 having the highest total sold quantity, followed by Q3, Q1, and Q2. This suggests that sales performance tends for the fiscal year 2020 to be stronger towards the end of the year, possibly due to factors such as holiday season shopping, promotions, and year-end sales.</text:span></text:p>
      <text:p text:style-name="P5"><text:span text:style-name="T20">we can observe that Q2(Apr-June) has lower sales volume may be due to the pandemic that impact on global economy.</text:span></text:p>
      <text:p text:style-name="P5"><text:span text:style-name="T20"/></text:p>
      <text:p text:style-name="P5"><text:span text:style-name="T20">9) Which channel helped to bring more gross sales in the fiscal year 2021 and the percentage of contribution? The final output contains these fields, channel, gross_sales_mln, percentage.</text:span></text:p>
      <text:p text:style-name="P5"><text:span text:style-name="T20"/></text:p>
      <text:p text:style-name="P5"><draw:frame text:anchor-type="as-char" svg:width="97.58mm" svg:height="38.74mm" style:rel-width="scale" style:rel-height="scale"><draw:object-ole xlink:href="OleObj14"/><draw:image xlink:href="ObjectReplacements/OleObj14"/></draw:frame><text:span text:style-name="T20"/></text:p>
      <text:p text:style-name="P5"><draw:frame text:anchor-type="as-char" svg:width="152.40mm" svg:height="110.28mm" style:rel-width="scale" style:rel-height="scale"><draw:object-ole xlink:href="OleObj15"/><draw:image xlink:href="ObjectReplacements/OleObj15"/></draw:frame><text:span text:style-name="T20"/></text:p>
      <text:p text:style-name="P5"><text:span text:style-name="T21">Observation</text:span><text:span text:style-name="T22"/></text:p>
      <text:p text:style-name="P5"><text:span text:style-name="T22">The data indicates the contribution of different sales channels to the overall gross sales. In this case, the "Retailer" channel appears to be the most significant contributor, accounting for approximately 73.23% of the total gross sales. This suggests that retail outlets or stores play a crucial role in driving sales for the business.</text:span></text:p>
      <text:p text:style-name="P5"><text:span text:style-name="T22">The "Distributor" channel, which involves sales through third-party distributors or wholesalers, contributes approximately 11.30% of the total gross sales. Distributors play a vital role in reaching markets and customers that may not be accessible through other channels. While this channel contributes less than retail and direct sales in terms of percentage, it still represents a significant portion of overall sales.</text:span></text:p>
      <text:p text:style-name="P5"><text:span text:style-name="T22"/></text:p>
      <text:p text:style-name="P5"><text:span text:style-name="T22">10) Get the Top 3 products in each division that have a high total_sold_quantity in the fiscal_year 2021? The final output contains these fields, division, product_code.</text:span></text:p>
      <text:p text:style-name="P5"><text:span text:style-name="T22"/></text:p>
      <text:p text:style-name="P5"><draw:frame text:anchor-type="as-char" svg:width="129.12mm" svg:height="80.86mm" style:rel-width="scale" style:rel-height="scale"><draw:object-ole xlink:href="OleObj16"/><draw:image xlink:href="ObjectReplacements/OleObj16"/></draw:frame><text:span text:style-name="T22"/></text:p>
      <text:p text:style-name="P5"><draw:frame text:anchor-type="as-char" svg:width="152.40mm" svg:height="79.80mm" style:rel-width="scale" style:rel-height="scale"><draw:object-ole xlink:href="OleObj17"/><draw:image xlink:href="ObjectReplacements/OleObj17"/></draw:frame><text:span text:style-name="T22"/></text:p>
      <text:p text:style-name="P5"><text:span text:style-name="T23">Observation</text:span><text:span text:style-name="T24"/></text:p>
      <text:p text:style-name="P5"><text:span text:style-name="T24">The data provides information on the total sold quantity of top 3 products within each division. The "N &amp; S" division appears to have sold a significant quantity of products, followed by the "P &amp; A" division and the "PC" division.</text:span></text:p>
      <text:p text:style-name="P5"><text:span text:style-name="T24">Businesses can identify high-performing products and allocate resources strategically to promote their continued success. Conversely, products with lower sales volumes may require reevaluation or adjustments to marketing and sales strategies.</text:span></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6"><text:span text:style-name="T24"/></text:p>
      <text:p text:style-name="P6"><text:span text:style-name="T24"/></text:p>
      <text:p text:style-name="P6"><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